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For_iteye_resolute.test_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For_iteye_resolute.mkTestDates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or_iteye_resolute.java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estFor_iteye_resolute.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